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officeooo:paragraph-rsid="003033f8"/>
    </style:style>
    <style:style style:name="P11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2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6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8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1612d"/>
    </style:style>
    <style:style style:name="T5" style:family="text">
      <style:text-properties officeooo:rsid="001cd256"/>
    </style:style>
    <style:style style:name="T6" style:family="text">
      <style:text-properties fo:font-style="normal" officeooo:rsid="001e3e05" style:font-style-asian="normal" style:font-style-complex="normal"/>
    </style:style>
    <style:style style:name="T7" style:family="text">
      <style:text-properties fo:font-style="normal" officeooo:rsid="001f5108" style:font-style-asian="normal" style:font-style-complex="normal"/>
    </style:style>
    <style:style style:name="T8" style:family="text">
      <style:text-properties fo:font-style="normal" officeooo:rsid="004b696c" style:font-style-asian="normal" style:font-style-complex="normal"/>
    </style:style>
    <style:style style:name="T9" style:family="text">
      <style:text-properties fo:font-style="normal" officeooo:rsid="0051612d" style:font-style-asian="normal" style:font-style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a0a2c" style:font-size-asian="10pt" style:font-size-complex="10pt"/>
    </style:style>
    <style:style style:name="T13" style:family="text">
      <style:text-properties fo:font-size="10pt" officeooo:rsid="00446521" style:font-size-asian="10pt" style:font-size-complex="10pt"/>
    </style:style>
    <style:style style:name="T14" style:family="text">
      <style:text-properties fo:font-size="10pt" officeooo:rsid="0051612d" style:font-size-asian="10pt" style:font-size-complex="10pt"/>
    </style:style>
    <style:style style:name="T15" style:family="text">
      <style:text-properties officeooo:rsid="00467101"/>
    </style:style>
    <style:style style:name="T16" style:family="text">
      <style:text-properties officeooo:rsid="0048ae3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532856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9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0"><draw:control text:anchor-type="as-char" draw:z-index="3" draw:name="Form2" draw:style-name="gr4" draw:text-style-name="P20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7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10"><draw:control text:anchor-type="as-char" svg:y="0.991cm" draw:z-index="24" draw:name="Form5" draw:style-name="gr2" draw:text-style-name="P20" svg:width="4.5cm" svg:height="1.2cm" draw:control="control22"/></text:p><text:p text:style-name="P10"><draw:control text:anchor-type="as-char" svg:y="-0.009cm" draw:z-index="25" draw:name="Form6" draw:style-name="gr2" draw:text-style-name="P19" svg:width="4.5cm" svg:height="0.451cm" draw:control="control23"/></text:p><text:p text:style-name="Standard"><draw:control text:anchor-type="as-char" svg:y="-0.342cm" draw:z-index="11" draw:name="Form7" draw:style-name="gr2" draw:text-style-name="P19" svg:width="4.5cm" svg:height="0.451cm" draw:control="control9"/></text:p><text:p text:style-name="Standard"><draw:control text:anchor-type="as-char" svg:y="-0.009cm" draw:z-index="12" draw:name="Form8" draw:style-name="gr2" draw:text-style-name="P19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9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9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20" svg:width="4.5cm" svg:height="0.451cm" draw:control="control13"/></text:p><text:p text:style-name="Kleine_20_Texte"><text:s/>Telefon<text:tab/><draw:control text:anchor-type="as-char" draw:z-index="16" draw:name="Form12" draw:style-name="gr4" draw:text-style-name="P22" svg:width="3.241cm" svg:height="0.451cm" draw:control="control14"/></text:p><text:p text:style-name="Kleine_20_Texte"><text:s/>Telefax<text:tab/><draw:control text:anchor-type="as-char" draw:z-index="17" draw:name="Form13" draw:style-name="gr4" draw:text-style-name="P22" svg:width="3.241cm" svg:height="0.451cm" draw:control="control15"/></text:p><text:p text:style-name="Standard"><draw:control text:anchor-type="as-char" svg:y="0.071cm" draw:z-index="18" draw:name="Form14" draw:style-name="gr2" draw:text-style-name="P19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2" svg:width="3.241cm" svg:height="0.451cm" draw:control="control17"/></text:p><text:p text:style-name="Kleine_20_Texte"><text:s/>Telefax<text:tab/><draw:control text:anchor-type="as-char" draw:z-index="20" draw:name="Form16" draw:style-name="gr4" draw:text-style-name="P22" svg:width="3.241cm" svg:height="0.451cm" draw:control="control18"/><text:tab/></text:p><text:p text:style-name="Standard"><draw:control text:anchor-type="as-char" svg:y="-0.009cm" draw:z-index="21" draw:name="Form17" draw:style-name="gr2" draw:text-style-name="P19" svg:width="4.5cm" svg:height="0.451cm" draw:control="control19"/></text:p><text:p text:style-name="Standard"><draw:control text:anchor-type="as-char" svg:y="0.071cm" draw:z-index="22" draw:name="Form18" draw:style-name="gr2" draw:text-style-name="P19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0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1">Fachprüfung „T</text:span><text:span text:style-name="T14">ank</text:span><text:span text:style-name="T11">schifffahrt“ gemäß </text:span><text:span text:style-name="T12">ADN </text:span><text:span text:style-name="T11">8.2.2.7.1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4" svg:width="12.002cm" svg:height="0.701cm" svg:x="0cm" svg:y="0cm" draw:control="control4"/></text:p>
      <text:p text:style-name="Standard_20_ohne_20_Leerzeile"/>
      <text:p text:style-name="P16"/>
      <text:p text:style-name="P16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„T</text:span><text:span text:style-name="T4">ank</text:span><text:span text:style-name="T1">schifffahrt“ </text:span><text:span text:style-name="T2">teilzunehmen.</text:span></text:p>
      <text:p text:style-name="P6"/>
      <text:p text:style-name="P5"><text:span text:style-name="T13">Prüfungstermin</text:span><text:span text:style-name="T11">: </text:span><draw:control text:anchor-type="as-char" svg:y="-0.319cm" draw:z-index="7" draw:name="Form20" draw:style-name="gr2" draw:text-style-name="P25" svg:width="9.804cm" svg:height="0.401cm" draw:control="control5"/></text:p>
      <text:p text:style-name="P5"><text:span text:style-name="T13">Prüfungsort</text:span><text:span text:style-name="T11">: <text:s text:c="2"/></text:span><text:s text:c="4"/><draw:control text:anchor-type="as-char" svg:y="-0.3cm" draw:z-index="8" draw:name="Form21" draw:style-name="gr2" draw:text-style-name="P24" svg:width="9cm" svg:height="1.2cm" draw:control="control6"/></text:p>
      <text:p text:style-name="P7"/>
      <text:p text:style-name="P8">Die Prüfungsgebühr <text:span text:style-name="T15">in Höhe von</text:span><draw:control text:anchor-type="as-char" svg:y="-0.319cm" draw:z-index="9" draw:name="Form22" draw:style-name="gr2" draw:text-style-name="P21" svg:width="1.5cm" svg:height="0.401cm" draw:control="control7"/><text:span text:style-name="T15">sowie </text:span><text:span text:style-name="T16">die Ausfertigungsgebühr für die </text:span><text:span text:style-name="T15">Bescheinigung über besondere Kenntnisse des ADN in Höhe von</text:span><text:span text:style-name="T5"><draw:control text:anchor-type="as-char" svg:y="-0.319cm" draw:z-index="23" draw:name="Form23" draw:style-name="gr3" draw:text-style-name="P21" svg:width="1.5cm" svg:height="0.401cm" draw:control="control21"/></text:span><text:span text:style-name="T15">werden nach der Prüfung durch Kostenbescheid fällig.</text:span></text:p>
      <text:p text:style-name="P17"><text:span text:style-name="T8">Die </text:span><text:span text:style-name="T6">Teilnahmebescheinigung für den anerkannten Basiskurs „T</text:span><text:span text:style-name="T9">ank</text:span><text:span text:style-name="T6">schifffahrt“, </text:span><text:span text:style-name="T8">ein aktuelles Lichtbild s</text:span><text:span text:style-name="T6">owie ein amtlicher Lichtbildausweis </text:span><text:span text:style-name="T8">sind </text:span><text:span text:style-name="T6">am Tag der Prüfung der Prüfungskommission </text:span><text:span text:style-name="T7">vorzulegen.</text:span></text:p>
      <text:p text:style-name="P14">Bei Nichtteilnahme bitte ich um rechtzeitige Absage.</text:p>
      <text:p text:style-name="P15"><text:span text:style-name="T17">Hinweis:</text:span> Die Durchführung der Prüfung erfolgt a<text:span text:style-name="T18">m</text:span> <text:span text:style-name="T18">Prüfungss</text:span>tandort <text:span text:style-name="T18">in </text:span>Kiel in Papierform und <text:span text:style-name="T18">an den</text:span> Prüfungsstandort<text:span text:style-name="T18">en</text:span> <text:span text:style-name="T18">in Bonn und </text:span>Magdeburg als PC-Prüfung jeweils im Antwort-Wahl-Verfahren (Multiple-Choice).</text:p>
      <text:p text:style-name="P12"/>
      <text:p text:style-name="P13">Mit freundlichen Grüßen</text:p>
      <text:p text:style-name="P13">Im Auftrag</text:p>
      <text:p text:style-name="P9"/>
      <text:p text:style-name="P9"><draw:control text:anchor-type="paragraph" draw:z-index="10" draw:name="Form24" draw:style-name="gr5" draw:text-style-name="P23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4-01-22T15:15:30.024086942</dc:date>
    <meta:editing-duration>PT20H52M6S</meta:editing-duration>
    <meta:editing-cycles>104</meta:editing-cycles>
    <meta:document-statistic meta:table-count="0" meta:image-count="1" meta:object-count="0" meta:page-count="1" meta:paragraph-count="28" meta:word-count="118" meta:character-count="939" meta:non-whitespace-character-count="818"/>
  </office:meta>
</office:document-meta>
</file>